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5599*"/>
    </style:style>
    <style:style style:name="Table1.B" style:family="table-column">
      <style:table-column-properties style:column-width="2.699cm" style:rel-column-width="6881*"/>
    </style:style>
    <style:style style:name="Table1.C" style:family="table-column">
      <style:table-column-properties style:column-width="6.403cm" style:rel-column-width="16327*"/>
    </style:style>
    <style:style style:name="Table1.D" style:family="table-column">
      <style:table-column-properties style:column-width="7.091cm" style:rel-column-width="18081*"/>
    </style:style>
    <style:style style:name="Table1.E" style:family="table-column">
      <style:table-column-properties style:column-width="7.313cm" style:rel-column-width="186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 style:data-style-name="N0">
      <style:table-cell-properties style:vertical-align="middle" fo:background-color="#89c765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officeooo:rsid="0013e792" officeooo:paragraph-rsid="0013e792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officeooo:rsid="00149ab3" officeooo:paragraph-rsid="00149ab3"/>
    </style:style>
    <style:style style:name="P3" style:family="paragraph" style:parent-style-name="Table_20_Contents">
      <style:paragraph-properties fo:text-align="start" style:justify-single-word="false"/>
      <style:text-properties style:font-name="Liberation Sans" officeooo:rsid="00149ab3" officeooo:paragraph-rsid="00149ab3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4b33b" officeooo:paragraph-rsid="0014b33b"/>
    </style:style>
    <style:style style:name="P5" style:family="paragraph" style:parent-style-name="Table_20_Contents">
      <style:paragraph-properties fo:text-align="start" style:justify-single-word="false"/>
      <style:text-properties style:font-name="Liberation Sans" officeooo:rsid="0014b33b" officeooo:paragraph-rsid="0014b33b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19f3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6cb28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rsid="001619f3" officeooo:paragraph-rsid="00175c3e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officeooo:rsid="001619f3" officeooo:paragraph-rsid="001619f3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officeooo:rsid="0016cb28" officeooo:paragraph-rsid="0016cb28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officeooo:rsid="00175c3e" officeooo:paragraph-rsid="00175c3e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3e792"/>
    </style:style>
    <style:style style:name="P1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" officeooo:rsid="00182e1f" officeooo:paragraph-rsid="0013e792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officeooo:rsid="00182e1f" officeooo:paragraph-rsid="00182e1f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officeooo:rsid="00182e1f" officeooo:paragraph-rsid="00182e1f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b8f9b" officeooo:paragraph-rsid="001b8f9b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officeooo:rsid="001b8f9b" officeooo:paragraph-rsid="001b8f9b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" officeooo:rsid="001fb30b" officeooo:paragraph-rsid="001fb30b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officeooo:rsid="001fb30b" officeooo:paragraph-rsid="001fb30b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officeooo:rsid="00310335" officeooo:paragraph-rsid="00310335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officeooo:rsid="00310335" officeooo:paragraph-rsid="00310335"/>
    </style:style>
    <style:style style:name="P22" style:family="paragraph" style:parent-style-name="Table_20_Heading">
      <style:paragraph-properties fo:text-align="center" style:justify-single-word="false"/>
      <style:text-properties style:font-name="Liberation Sans" officeooo:rsid="0013e792" officeooo:paragraph-rsid="0013e792"/>
    </style:style>
    <style:style style:name="P23" style:family="paragraph" style:parent-style-name="Table_20_Heading">
      <style:paragraph-properties fo:text-align="start" style:justify-single-word="false"/>
      <style:text-properties style:font-name="Liberation Sans" officeooo:rsid="0013e792" officeooo:paragraph-rsid="0013e792"/>
    </style:style>
    <style:style style:name="P24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49ab3" officeooo:paragraph-rsid="00149ab3"/>
    </style:style>
    <style:style style:name="P25" style:family="paragraph" style:parent-style-name="Table_20_Contents" style:list-style-name="L1">
      <loext:graphic-properties draw:fill="none"/>
      <style:paragraph-properties fo:margin-left="0cm" fo:margin-right="0cm" fo:margin-top="0cm" fo:margin-bottom="0.199cm" loext:contextual-spacing="false" fo:text-align="start" style:justify-single-word="false" fo:text-indent="0.101cm" style:auto-text-indent="false" fo:background-color="transparent" text:number-lines="false" text:line-number="0"/>
      <style:text-properties style:font-name="Liberation Sans" officeooo:rsid="00182e1f" officeooo:paragraph-rsid="00182e1f"/>
    </style:style>
    <style:style style:name="P2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dc17d" officeooo:paragraph-rsid="001dc17d"/>
    </style:style>
    <style:style style:name="P2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619f3"/>
    </style:style>
    <style:style style:name="P2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/>
    </style:style>
    <style:style style:name="P2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4b33b" officeooo:paragraph-rsid="0014b33b" fo:background-color="transparent"/>
    </style:style>
    <style:style style:name="P30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 fo:background-color="transparent"/>
    </style:style>
    <style:style style:name="P31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094be" officeooo:paragraph-rsid="002094be"/>
    </style:style>
    <style:style style:name="P32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fb30b" officeooo:paragraph-rsid="001fb30b"/>
    </style:style>
    <style:style style:name="P33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2c99f" officeooo:paragraph-rsid="0022c99f"/>
    </style:style>
    <style:style style:name="P34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4ac60" officeooo:paragraph-rsid="0022c99f"/>
    </style:style>
    <style:style style:name="P35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16cb28"/>
    </style:style>
    <style:style style:name="P36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2d4094" officeooo:paragraph-rsid="002d4094"/>
    </style:style>
    <style:style style:name="P3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6cb28" officeooo:paragraph-rsid="0016cb28"/>
    </style:style>
    <style:style style:name="P3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175c3e" officeooo:paragraph-rsid="00175c3e"/>
    </style:style>
    <style:style style:name="P39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text:number-lines="false" text:line-number="0"/>
      <style:text-properties style:font-name="Liberation Sans" officeooo:rsid="0032e431" officeooo:paragraph-rsid="0032e431"/>
    </style:style>
    <style:style style:name="P40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16cb28" officeooo:paragraph-rsid="00310335"/>
    </style:style>
    <style:style style:name="P41" style:family="paragraph" style:parent-style-name="Table_20_Contents" style:list-style-name="L1">
      <loext:graphic-properties draw:fill="none"/>
      <style:paragraph-properties fo:margin-top="0cm" fo:margin-bottom="0.199cm" loext:contextual-spacing="false" fo:text-align="start" style:justify-single-word="false" fo:background-color="transparent" text:number-lines="false" text:line-number="0"/>
      <style:text-properties style:font-name="Liberation Sans" officeooo:rsid="00310335" officeooo:paragraph-rsid="00310335"/>
    </style:style>
    <style:style style:name="T1" style:family="text">
      <style:text-properties officeooo:rsid="0014b33b"/>
    </style:style>
    <style:style style:name="T2" style:family="text">
      <style:text-properties officeooo:rsid="0016cb28"/>
    </style:style>
    <style:style style:name="T3" style:family="text">
      <style:text-properties officeooo:rsid="00175c3e"/>
    </style:style>
    <style:style style:name="T4" style:family="text">
      <style:text-properties officeooo:rsid="0022c99f"/>
    </style:style>
    <style:style style:name="T5" style:family="text">
      <style:text-properties officeooo:rsid="00230187"/>
    </style:style>
    <style:style style:name="T6" style:family="text">
      <style:text-properties officeooo:rsid="002822a1"/>
    </style:style>
    <style:style style:name="T7" style:family="text">
      <style:text-properties officeooo:rsid="00310335"/>
    </style:style>
    <style:style style:name="T8" style:family="text">
      <style:text-properties style:font-name="Noto Mo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101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2">ID</text:p>
            </table:table-cell>
            <table:table-cell table:style-name="Table1.A1" office:value-type="string">
              <text:p text:style-name="P23">as a...</text:p>
            </table:table-cell>
            <table:table-cell table:style-name="Table1.A1" office:value-type="string">
              <text:p text:style-name="P23">I want to...</text:p>
            </table:table-cell>
            <table:table-cell table:style-name="Table1.A1" office:value-type="string">
              <text:p text:style-name="P23">so that...</text:p>
            </table:table-cell>
            <table:table-cell table:style-name="Table1.E1" office:value-type="string">
              <text:p text:style-name="P22">Conditions of Satisfaction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B11" office:value-type="string">
            <text:p text:style-name="P2">researcher</text:p>
          </table:table-cell>
          <table:table-cell table:style-name="Table1.C11" office:value-type="string">
            <text:p text:style-name="P3"><text:span text:style-name="T2">creates</text:span> JSBSim <text:span text:style-name="T2">instances </text:span>in Python</text:p>
          </table:table-cell>
          <table:table-cell table:style-name="Table1.D11" office:value-type="string">
            <text:p text:style-name="P3">I can interact with the simulation</text:p>
          </table:table-cell>
          <table:table-cell table:style-name="Table1.E11" office:value-type="string">
            <text:list xml:id="list1509352160" text:style-name="L1">
              <text:list-item>
                <text:p text:style-name="P24">JSBSim instance is created</text:p>
              </text:list-item>
              <text:list-item>
                <text:p text:style-name="P24">JSBSim directories are configured</text:p>
              </text:list-item>
            </text:list>
          </table:table-cell>
        </table:table-row>
        <table:table-row table:style-name="Table1.3">
          <table:table-cell table:style-name="Table1.A3" table:formula="ooow:&lt;A2&gt;+1" office:value-type="float" office:value="2">
            <text:p text:style-name="P12">2</text:p>
          </table:table-cell>
          <table:table-cell table:style-name="Table1.B11" office:value-type="string">
            <text:p text:style-name="P14">researcher</text:p>
          </table:table-cell>
          <table:table-cell table:style-name="Table1.C11" office:value-type="string">
            <text:p text:style-name="P15">load an aircraft into a JSBSim instance</text:p>
          </table:table-cell>
          <table:table-cell table:style-name="Table1.D11" office:value-type="string">
            <text:p text:style-name="P15">I can simulate different aircraft</text:p>
          </table:table-cell>
          <table:table-cell table:style-name="Table1.E3" office:value-type="string">
            <text:list xml:id="list102037652103708" text:continue-numbering="true" text:style-name="L1">
              <text:list-item>
                <text:p text:style-name="P25">Aircraft configs can be loaded by name of aircraft</text:p>
              </text:list-item>
              <text:list-item>
                <text:p text:style-name="P25">Helpful error message displayed if aircraft config file not found</text:p>
              </text:list-item>
            </text:list>
          </table:table-cell>
        </table:table-row>
        <table:table-row>
          <table:table-cell table:style-name="Table1.A3" table:formula="ooow:&lt;A3&gt;+1" office:value-type="float" office:value="3">
            <text:p text:style-name="P12">3</text:p>
          </table:table-cell>
          <table:table-cell table:style-name="Table1.B11" office:value-type="string">
            <text:p text:style-name="P16">researcher</text:p>
          </table:table-cell>
          <table:table-cell table:style-name="Table1.C11" office:value-type="string">
            <text:p text:style-name="P17">set an aircraft’s initial conditions in the JSBSim simulation</text:p>
          </table:table-cell>
          <table:table-cell table:style-name="Table1.D11" office:value-type="string">
            <text:p text:style-name="P17">I can start the episode in the state I want</text:p>
          </table:table-cell>
          <table:table-cell table:style-name="Table1.E11" office:value-type="string">
            <text:list xml:id="list102037314949836" text:continue-numbering="true" text:style-name="L1">
              <text:list-item>
                <text:p text:style-name="P26">Every simulation variable is set to the value specified.</text:p>
              </text:list-item>
            </text:list>
          </table:table-cell>
        </table:table-row>
        <table:table-row>
          <table:table-cell table:style-name="Table1.A3" table:formula="ooow:&lt;A4&gt;+1" office:value-type="float" office:value="4">
            <text:p text:style-name="P12">4</text:p>
          </table:table-cell>
          <table:table-cell table:style-name="Table1.B11" office:value-type="string">
            <text:p text:style-name="P2">researcher</text:p>
          </table:table-cell>
          <table:table-cell table:style-name="Table1.C11" office:value-type="string">
            <text:p text:style-name="P3">extract aircraft state information from JSBSim</text:p>
          </table:table-cell>
          <table:table-cell table:style-name="Table1.D11" office:value-type="string">
            <text:p text:style-name="P3">I can pass Agents state observatio<text:span text:style-name="T1">ns</text:span></text:p>
          </table:table-cell>
          <table:table-cell table:style-name="Table1.E11" office:value-type="string">
            <text:list xml:id="list102036019467169" text:continue-numbering="true" text:style-name="L1">
              <text:list-item>
                <text:p text:style-name="P27">Can call JSBSim with collection of desired variables and receive values back</text:p>
              </text:list-item>
              <text:list-item>
                <text:p text:style-name="P29">Throws exception if requested variable does not exist</text:p>
              </text:list-item>
            </text:list>
          </table:table-cell>
        </table:table-row>
        <table:table-row>
          <table:table-cell table:style-name="Table1.A3" table:formula="ooow:&lt;A5&gt;+1" office:value-type="float" office:value="5">
            <text:p text:style-name="P13">5</text:p>
          </table:table-cell>
          <table:table-cell table:style-name="Table1.B11" office:value-type="string">
            <text:p text:style-name="P4">researcher</text:p>
          </table:table-cell>
          <table:table-cell table:style-name="Table1.C11" office:value-type="string">
            <text:p text:style-name="P5">pass commands to JSBSim</text:p>
          </table:table-cell>
          <table:table-cell table:style-name="Table1.D11" office:value-type="string">
            <text:p text:style-name="P10">aircraft can be controlled</text:p>
          </table:table-cell>
          <table:table-cell table:style-name="Table1.E11" office:value-type="string">
            <text:list xml:id="list102035911158837" text:continue-numbering="true" text:style-name="L1">
              <text:list-item>
                <text:p text:style-name="P28">Can pass JSBSim collection of commands</text:p>
              </text:list-item>
              <text:list-item>
                <text:p text:style-name="P28">JSBSim correctly updates aircraft in response to actions</text:p>
              </text:list-item>
            </text:list>
          </table:table-cell>
        </table:table-row>
        <table:table-row>
          <table:table-cell table:style-name="Table1.A3" table:formula="ooow:&lt;A6&gt;+1" office:value-type="float" office:value="6">
            <text:p text:style-name="P12">6</text:p>
          </table:table-cell>
          <table:table-cell table:style-name="Table1.B11" office:value-type="string">
            <text:p text:style-name="P18">researcher</text:p>
          </table:table-cell>
          <table:table-cell table:style-name="Table1.C11" office:value-type="string">
            <text:p text:style-name="P19">run a simulation while making state observations and passing commands at fixed intervals</text:p>
          </table:table-cell>
          <table:table-cell table:style-name="Table1.D11" office:value-type="string">
            <text:p text:style-name="P19">an RL agent can interact with the simulation as an MDP</text:p>
          </table:table-cell>
          <table:table-cell table:style-name="Table1.E11" office:value-type="string">
            <text:list xml:id="list102036943216353" text:continue-numbering="true" text:style-name="L1">
              <text:list-item>
                <text:p text:style-name="P31">Simulation timestep, and timesteps between observations are configurable</text:p>
              </text:list-item>
              <text:list-item>
                <text:p text:style-name="P32">Simulation conforms to the OpenAI Gym <text:span text:style-name="T6">E</text:span>nvironment interface</text:p>
              </text:list-item>
            </text:list>
          </table:table-cell>
        </table:table-row>
        <table:table-row>
          <table:table-cell table:style-name="Table1.A3" table:formula="ooow:&lt;A7&gt;+1" office:value-type="float" office:value="7">
            <text:p text:style-name="P12">7</text:p>
          </table:table-cell>
          <table:table-cell table:style-name="Table1.B8" office:value-type="string">
            <text:p text:style-name="P6">agent</text:p>
          </table:table-cell>
          <table:table-cell table:style-name="Table1.C8" office:value-type="string">
            <text:p text:style-name="P9">query a JSBSim environment for its state and action space</text:p>
          </table:table-cell>
          <table:table-cell table:style-name="Table1.D8" office:value-type="string">
            <text:p text:style-name="P9"><text:span text:style-name="T4">I can </text:span>configure my internal model for the correct number of variables</text:p>
          </table:table-cell>
          <table:table-cell table:style-name="Table1.E11" office:value-type="string">
            <text:list xml:id="list102036165017488" text:continue-numbering="true" text:style-name="L1">
              <text:list-item>
                <text:p text:style-name="P33">A JsbSimEnv object can be queried for its state/action space <text:span text:style-name="T5">including</text:span> high and low limits</text:p>
              </text:list-item>
              <text:list-item>
                <text:p text:style-name="P34">Uses Gym Spaces class</text:p>
              </text:list-item>
            </text:list>
          </table:table-cell>
        </table:table-row>
        <text:soft-page-break/>
        <table:table-row>
          <table:table-cell table:style-name="Table1.A9" table:formula="ooow:&lt;A8&gt;+1" office:value-type="float" office:value="8">
            <text:p text:style-name="P12">8</text:p>
          </table:table-cell>
          <table:table-cell table:style-name="Table1.B11" office:value-type="string">
            <text:p text:style-name="P6">researcher</text:p>
          </table:table-cell>
          <table:table-cell table:style-name="Table1.C11" office:value-type="string">
            <text:p text:style-name="P9">create JSBSim environments for various tasks</text:p>
          </table:table-cell>
          <table:table-cell table:style-name="Table1.D11" office:value-type="string">
            <text:p text:style-name="P9"><text:span text:style-name="T2">A</text:span>gents <text:span text:style-name="T2">can be tested </text:span>on different control tasks</text:p>
          </table:table-cell>
          <table:table-cell table:style-name="Table1.E11" office:value-type="string">
            <text:list xml:id="list102036182772378" text:continue-numbering="true" text:style-name="L1">
              <text:list-item>
                <text:p text:style-name="P35">Task object specifies states/actions/rewards</text:p>
              </text:list-item>
              <text:list-item>
                <text:p text:style-name="P36">Task provides initial conditions each episode reset</text:p>
              </text:list-item>
              <text:list-item>
                <text:p text:style-name="P37">Can instantiate environments implementing arbitrary tasks</text:p>
              </text:list-item>
            </text:list>
          </table:table-cell>
        </table:table-row>
        <table:table-row>
          <table:table-cell table:style-name="Table1.A3" table:formula="ooow:&lt;A9&gt;+1" office:value-type="float" office:value="9">
            <text:p text:style-name="P12">9</text:p>
          </table:table-cell>
          <table:table-cell table:style-name="Table1.B11" office:value-type="string">
            <text:p text:style-name="P7">researcher</text:p>
          </table:table-cell>
          <table:table-cell table:style-name="Table1.C11" office:value-type="string">
            <text:p text:style-name="P10">visualise <text:span text:style-name="T3">aircraft</text:span> state</text:p>
          </table:table-cell>
          <table:table-cell table:style-name="Table1.D11" office:value-type="string">
            <text:p text:style-name="P10">I can understand what is going on</text:p>
          </table:table-cell>
          <table:table-cell table:style-name="Table1.E11" office:value-type="string">
            <text:list xml:id="list102037089854768" text:continue-numbering="true" text:style-name="L1">
              <text:list-item>
                <text:p text:style-name="P30">Aircraft position and velocities are visible</text:p>
              </text:list-item>
              <text:list-item>
                <text:p text:style-name="P30">Visualisation <text:span text:style-name="T3">starts</text:span> and closes in response to appropriate <text:span text:style-name="T3">Env interface methods</text:span></text:p>
              </text:list-item>
            </text:list>
          </table:table-cell>
        </table:table-row>
        <table:table-row>
          <table:table-cell table:style-name="Table1.A11" table:formula="ooow:&lt;A10&gt;+1" office:value-type="float" office:value="10">
            <text:p text:style-name="P12">10</text:p>
          </table:table-cell>
          <table:table-cell table:style-name="Table1.B11" office:value-type="string">
            <text:p text:style-name="P8">researcher</text:p>
          </table:table-cell>
          <table:table-cell table:style-name="Table1.C11" office:value-type="string">
            <text:p text:style-name="P11">visualise the aircraft current control surface positions and commanded positions</text:p>
          </table:table-cell>
          <table:table-cell table:style-name="Table1.D11" office:value-type="string">
            <text:p text:style-name="P11">I can understand how the aircraft is being controlled</text:p>
          </table:table-cell>
          <table:table-cell table:style-name="Table1.E11" office:value-type="string">
            <text:list xml:id="list102036873595915" text:continue-numbering="true" text:style-name="L1">
              <text:list-item>
                <text:p text:style-name="P38">Aircraft aileron, elevator, rudder, throttle positions and commanded positions are visible in the environment render.</text:p>
              </text:list-item>
              <text:list-item>
                <text:p text:style-name="P39">Control positions shown as a subplot alongside aircraft state</text:p>
              </text:list-item>
            </text:list>
          </table:table-cell>
        </table:table-row>
        <table:table-row>
          <table:table-cell table:style-name="Table1.A12" table:formula="ooow:&lt;A11&gt;+1" office:value-type="float" office:value="11">
            <text:p text:style-name="P12">11</text:p>
          </table:table-cell>
          <table:table-cell table:style-name="Table1.B13" office:value-type="string">
            <text:p text:style-name="P20">researcher</text:p>
          </table:table-cell>
          <table:table-cell table:style-name="Table1.C13" office:value-type="string">
            <text:p text:style-name="P21">visualise the episode’s goal</text:p>
          </table:table-cell>
          <table:table-cell table:style-name="Table1.D13" office:value-type="string">
            <text:p text:style-name="P21">I can observe whether the agent is achieving the desired behaviour</text:p>
          </table:table-cell>
          <table:table-cell table:style-name="Table1.E13" office:value-type="string">
            <text:list xml:id="list102036760244718" text:continue-numbering="true" text:style-name="L1">
              <text:list-item>
                <text:p text:style-name="P40"><text:span text:style-name="T7">T</text:span>ask goal is visible <text:span text:style-name="T7">on plot</text:span></text:p>
              </text:list-item>
              <text:list-item>
                <text:p text:style-name="P41">Different TaskModules display appropriate goals</text:p>
              </text:list-item>
            </text:list>
          </table:table-cell>
        </table:table-row>
        <table:table-row>
          <table:table-cell table:style-name="Table1.A13" office:value-type="float" office:value="12">
            <text:p text:style-name="P20">12</text:p>
          </table:table-cell>
          <table:table-cell table:style-name="Table1.B13" office:value-type="string">
            <text:p text:style-name="P20">researcher</text:p>
          </table:table-cell>
          <table:table-cell table:style-name="Table1.C13" office:value-type="string">
            <text:p text:style-name="P21">visualise the aircraft graphically in a flight simulator</text:p>
          </table:table-cell>
          <table:table-cell table:style-name="Table1.D13" office:value-type="string">
            <text:p text:style-name="P21">Viewers can appreciate the agent.</text:p>
          </table:table-cell>
          <table:table-cell table:style-name="Table1.E13" office:value-type="string">
            <text:list xml:id="list102036170212777" text:continue-numbering="true" text:style-name="L1">
              <text:list-item>
                <text:p text:style-name="P41">FlightGear is launched and closed by the <text:span text:style-name="T8">render()</text:span> function</text:p>
              </text:list-item>
              <text:list-item>
                <text:p text:style-name="P41">FlightGear displays the 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2:22:07.500262414</meta:creation-date>
    <dc:date>2018-06-28T10:45:18.941561014</dc:date>
    <meta:editing-duration>PT17H7M48S</meta:editing-duration>
    <meta:editing-cycles>19</meta:editing-cycles>
    <meta:generator>LibreOffice/6.0.3.2$Linux_X86_64 LibreOffice_project/00m0$Build-2</meta:generator>
    <meta:document-statistic meta:table-count="1" meta:image-count="0" meta:object-count="0" meta:page-count="2" meta:paragraph-count="77" meta:word-count="424" meta:character-count="2624" meta:non-whitespace-character-count="2300"/>
  </office:meta>
</office:document-meta>
</file>